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26d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326d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326d0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140f85"/>
    </style:style>
    <style:style style:name="P5" style:family="paragraph" style:parent-style-name="Standard">
      <style:text-properties officeooo:paragraph-rsid="00140f85"/>
    </style:style>
    <style:style style:name="P6" style:family="paragraph" style:parent-style-name="Standard">
      <style:text-properties officeooo:paragraph-rsid="00152373"/>
    </style:style>
    <style:style style:name="P7" style:family="paragraph" style:parent-style-name="Standard">
      <style:text-properties officeooo:paragraph-rsid="00169675"/>
    </style:style>
    <style:style style:name="P8" style:family="paragraph" style:parent-style-name="Standard">
      <style:text-properties officeooo:paragraph-rsid="00176e31"/>
    </style:style>
    <style:style style:name="P9" style:family="paragraph" style:parent-style-name="Standard">
      <style:text-properties officeooo:paragraph-rsid="0017ee97"/>
    </style:style>
    <style:style style:name="P10" style:family="paragraph" style:parent-style-name="Standard">
      <style:paragraph-properties fo:break-before="page"/>
      <style:text-properties officeooo:paragraph-rsid="00152373"/>
    </style:style>
    <style:style style:name="T1" style:family="text">
      <style:text-properties officeooo:rsid="001326d0"/>
    </style:style>
    <style:style style:name="T2" style:family="text">
      <style:text-properties officeooo:rsid="00140f85"/>
    </style:style>
    <style:style style:name="T3" style:family="text">
      <style:text-properties style:text-underline-style="solid" style:text-underline-width="auto" style:text-underline-color="font-color" officeooo:rsid="00140f85"/>
    </style:style>
    <style:style style:name="T4" style:family="text">
      <style:text-properties officeooo:rsid="00152373"/>
    </style:style>
    <style:style style:name="T5" style:family="text">
      <style:text-properties style:text-underline-style="none" officeooo:rsid="00140f85"/>
    </style:style>
    <style:style style:name="T6" style:family="text">
      <style:text-properties officeooo:rsid="00169675"/>
    </style:style>
    <style:style style:name="T7" style:family="text">
      <style:text-properties officeooo:rsid="00176e31"/>
    </style:style>
    <style:style style:name="T8" style:family="text">
      <style:text-properties officeooo:rsid="0017ee97"/>
    </style:style>
    <style:style style:name="T9" style:family="text">
      <style:text-properties fo:font-weight="bold" officeooo:rsid="0017ee9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ython I</text:span></text:p>
      <text:p text:style-name="P1"><text:span text:style-name="T1"/></text:p>
      <text:p text:style-name="P2"><text:span text:style-name="T1">Interactive mode vs. Script mode</text:span></text:p>
      <text:p text:style-name="P1"><text:span text:style-name="T1"/></text:p>
      <text:p text:style-name="P3"><text:span text:style-name="T1">Interactive mode:</text:span></text:p>
      <text:p text:style-name="P1"><text:span text:style-name="T1">- open terminal</text:span></text:p>
      <text:p text:style-name="P1"><text:span text:style-name="T1">- python3 (current version), enter</text:span></text:p>
      <text:p text:style-name="P8"><text:span text:style-name="T7">- help() leads to the help menu; help(print) shows you information about the object “print”</text:span></text:p>
      <text:p text:style-name="P1"><text:span text:style-name="T1">→ the terminal runs now the “Python interpreter”, if code is entered it the interpreter replies immediately</text:span></text:p>
      <text:p text:style-name="P1"><text:span text:style-name="T1">→ advantage: easy testing of small code peaces (type &amp; execute), </text:span><text:span text:style-name="T7">quick help</text:span></text:p>
      <text:p text:style-name="P1"><text:span text:style-name="T1"/></text:p>
      <text:p text:style-name="P3"><text:span text:style-name="T1">Script mode:</text:span></text:p>
      <text:p text:style-name="P1"><text:span text:style-name="T1">- open text editor</text:span></text:p>
      <text:p text:style-name="P1"><text:span text:style-name="T1">- enter code</text:span></text:p>
      <text:p text:style-name="P1"><text:span text:style-name="T1">- save text file (end with .py)</text:span></text:p>
      <text:p text:style-name="P1"><text:span text:style-name="T1">- open terminal</text:span></text:p>
      <text:p text:style-name="P1"><text:span text:style-name="T1">- enter file path (where your file is saved)</text:span></text:p>
      <text:p text:style-name="P1"><text:span text:style-name="T1">- start python before loading your file (~ python Uebung.py), enter</text:span></text:p>
      <text:p text:style-name="P1"><text:span text:style-name="T1">→ the interpreter reads your file &amp; shows the output</text:span></text:p>
      <text:p text:style-name="P1"><text:span text:style-name="T1">→ advantage: if coding a program the code should always be saved, so you can execute and modify it later</text:span></text:p>
      <text:p text:style-name="P1"><text:span text:style-name="T1"/></text:p>
      <text:p text:style-name="P2"><text:span text:style-name="T1">Program</text:span><text:span text:style-name="T2">ming</text:span></text:p>
      <text:p text:style-name="P1"><text:span text:style-name="T2"/></text:p>
      <text:p text:style-name="P5"><text:span text:style-name="T2">- error-prone</text:span></text:p>
      <text:p text:style-name="P5"><text:span text:style-name="T2">- error = bug, removing an error = debugging</text:span></text:p>
      <text:p text:style-name="P5"><text:span text:style-name="T2"/></text:p>
      <text:p text:style-name="P4"><text:span text:style-name="T5"><text:tab/></text:span><text:span text:style-name="T2">syntax error:</text:span></text:p>
      <text:p text:style-name="P5"><text:span text:style-name="T2"><text:tab/>- syntax = structure of a program</text:span></text:p>
      <text:p text:style-name="P5"><text:span text:style-name="T2"><text:tab/>- </text:span><text:span text:style-name="T3">SyntaxError: invalid syntax</text:span><text:span text:style-name="T2"> followed by the line where the interpreter was forced to quit <text:tab/>execution</text:span></text:p>
      <text:p text:style-name="P5"><text:span text:style-name="T2"/></text:p>
      <text:p text:style-name="P4"><text:span text:style-name="T5"><text:tab/></text:span><text:span text:style-name="T2">runtime error:</text:span></text:p>
      <text:p text:style-name="P5"><text:span text:style-name="T2"><text:tab/>- rare</text:span></text:p>
      <text:p text:style-name="P5"><text:span text:style-name="T2"><text:tab/>- do not appear before program was started</text:span></text:p>
      <text:p text:style-name="P5"><text:span text:style-name="T2"/></text:p>
      <text:p text:style-name="P4"><text:span text:style-name="T5"><text:tab/></text:span><text:span text:style-name="T2">semantic errors:</text:span></text:p>
      <text:p text:style-name="P5"><text:span text:style-name="T2"><text:tab/>- program runs (no error message will be generated), but shows wrong output</text:span></text:p>
      <text:p text:style-name="P5"><text:span text:style-name="T2"><text:tab/>- although no coding error, wrong approach </text:span></text:p>
      <text:p text:style-name="P1"/>
      <text:p text:style-name="P6"><text:span text:style-name="T4">- formal languages (designed by people for specific applications), literal, can be understood entirely by analysis of the code</text:span></text:p>
      <text:p text:style-name="P6"><text:span text:style-name="T4">- learn to interpret the structure of a program</text:span></text:p>
      <text:p text:style-name="P6"><text:span text:style-name="T4">- small errors in spelling and punctuation (insignificant in natural languages) make the difference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10"><text:span text:style-name="T4">The fi</text:span><text:span text:style-name="T6">r</text:span><text:span text:style-name="T4">st program</text:span></text:p>
      <text:p text:style-name="P6"><text:span text:style-name="T4"/></text:p>
      <text:p text:style-name="P6"><text:span text:style-name="T4">- program = sequence of instructions</text:span></text:p>
      <text:p text:style-name="P7"><text:span text:style-name="T6">- gets input (from keyboard, file etc.)</text:span></text:p>
      <text:p text:style-name="P7"><text:span text:style-name="T6">- gives output (displays (processed) data)</text:span></text:p>
      <text:p text:style-name="P7"><text:span text:style-name="T6">- maths (based on basic mathematical operations)</text:span></text:p>
      <text:p text:style-name="P7"><text:span text:style-name="T6">- conditional execution (Fallunterscheidung) (check for certain conditions and execute the appropriate code)</text:span></text:p>
      <text:p text:style-name="P7"><text:span text:style-name="T6">- repetition (Schleife) (repeated action (with variations))</text:span></text:p>
      <text:p text:style-name="P7"><text:span text:style-name="T6"/></text:p>
      <text:p text:style-name="P7"><text:span text:style-name="T6"/></text:p>
      <text:p text:style-name="P9"><text:span text:style-name="T9">print</text:span><text:span text:style-name="T8">(“xyxyxy”): output xyxyxy</text:span></text:p>
      <text:p text:style-name="P9"><text:span text:style-name="T8">with “xyxyxy” being a string (of letters) </text:span></text:p>
      <text:p text:style-name="P9"><text:span text:style-name="T9">strings</text:span><text:span text:style-name="T8"> (str) are enclosed in quotation marks and represent sequences of characters</text:span></text:p>
      <text:p text:style-name="P9"><text:span text:style-name="T9">integer</text:span><text:span text:style-name="T8"> (int) represents whole numbers</text:span></text:p>
      <text:p text:style-name="P9"><text:span text:style-name="T9">floating</text:span><text:span text:style-name="T8">-point represents numbers with fractional parts</text:span></text:p>
      <text:p text:style-name="P9"><text:span text:style-name="T8"/></text:p>
      <text:p text:style-name="P9"><text:span text:style-name="T8">k</text:span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7T17:13:38</meta:creation-date>
    <dc:date>2013-10-27T19:48:21</dc:date>
    <meta:editing-duration>PT1H33M37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2" meta:paragraph-count="45" meta:word-count="327" meta:character-count="2025" meta:non-whitespace-character-count="1731"/>
  </office:meta>
</office:document-meta>
</file>